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, Consolas, 'Bitstream Vera Sans Mono', 'Courier New', 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background-color="#edf1f5" fo:padding="0cm" fo:border="none">
        <style:background-image/>
      </style:paragraph-properties>
      <style:text-properties style:font-name="Ubuntu Mono"/>
    </style:style>
    <style:style style:name="P2" style:family="paragraph" style:parent-style-name="Preformatted_20_Text">
      <style:paragraph-properties fo:background-color="#edf1f5" fo:padding="0cm" fo:border="none">
        <style:background-image/>
      </style:paragraph-properties>
    </style:style>
    <style:style style:name="P3" style:family="paragraph" style:parent-style-name="Preformatted_20_Text">
      <style:paragraph-properties fo:background-color="#edf1f5" fo:padding="0cm" fo:border="none">
        <style:background-image/>
      </style:paragraph-properties>
      <style:text-properties fo:color="#7e7e7e"/>
    </style:style>
    <style:style style:name="P4" style:family="paragraph" style:parent-style-name="Preformatted_20_Text">
      <style:paragraph-properties fo:background-color="#edf1f5" fo:padding="0cm" fo:border="none">
        <style:background-image/>
      </style:paragraph-properties>
      <style:text-properties fo:color="#7e7e7e" style:font-name="Ubuntu Mono"/>
    </style:style>
    <style:style style:name="P5" style:family="paragraph" style:parent-style-name="Preformatted_20_Text">
      <style:paragraph-properties fo:background-color="#edf1f5" fo:padding="0cm" fo:border="none">
        <style:background-image/>
      </style:paragraph-properties>
      <style:text-properties fo:color="#7e7e7e" officeooo:paragraph-rsid="001b32a2"/>
    </style:style>
    <style:style style:name="P6" style:family="paragraph" style:parent-style-name="Preformatted_20_Text">
      <style:paragraph-properties fo:background-color="#edf1f5" fo:padding="0cm" fo:border="none">
        <style:background-image/>
      </style:paragraph-properties>
      <style:text-properties style:font-name="Ubuntu Mono"/>
    </style:style>
    <style:style style:name="T1" style:family="text">
      <style:text-properties officeooo:rsid="001943fc"/>
    </style:style>
    <style:style style:name="T2" style:family="text">
      <style:text-properties style:font-name="Ubuntu Mono"/>
    </style:style>
    <style:style style:name="T3" style:family="text">
      <style:text-properties fo:color="#cc6600"/>
    </style:style>
    <style:style style:name="T4" style:family="text">
      <style:text-properties fo:color="#cc6600" fo:font-weight="bold"/>
    </style:style>
    <style:style style:name="T5" style:family="text">
      <style:text-properties fo:color="#cc6600" style:font-name="Ubuntu Mono"/>
    </style:style>
    <style:style style:name="T6" style:family="text">
      <style:text-properties fo:color="#cc6600" style:font-name="Ubuntu Mono" fo:font-weight="bold"/>
    </style:style>
    <style:style style:name="T7" style:family="text">
      <style:text-properties fo:color="#7e7e7e"/>
    </style:style>
    <style:style style:name="T8" style:family="text">
      <style:text-properties fo:color="#7e7e7e" style:font-name="Ubuntu Mono"/>
    </style:style>
    <style:style style:name="T9" style:family="text">
      <style:text-properties fo:color="#006699"/>
    </style:style>
    <style:style style:name="T10" style:family="text">
      <style:text-properties fo:color="#006699" style:font-name="Ubuntu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<text:span text:style-name="T1">em 3 Capteurs analogiques Exemple :</text:span><text:span text:style-name="T8">/*</text:span></text:p>
      <text:p text:style-name="P5"> </text:p>
      <text:p text:style-name="P5"/>
      <text:p text:style-name="P5"> <text:span text:style-name="T2">Entrée et sortie analogiques + communications série</text:span></text:p>
      <text:p text:style-name="P3"> </text:p>
      <text:p text:style-name="P3"> <text:span text:style-name="T2">Ce programme va allumer une LED branchée sur la broche 9.</text:span></text:p>
      <text:p text:style-name="P3"> <text:span text:style-name="T2">L'intensité lumineuse de la LED sera proportionnelle à la luminosité</text:span></text:p>
      <text:p text:style-name="P3"> <text:span text:style-name="T2">captée par la photorésistance branchée sur la broche A0.</text:span></text:p>
      <text:p text:style-name="P3"> </text:p>
      <text:p text:style-name="P3"> <text:span text:style-name="T2">*/</text:span></text:p>
      <text:p text:style-name="P2"/>
      <text:p text:style-name="P4">// Initialisation des constantes :</text:p>
      <text:p text:style-name="P6"><text:span text:style-name="T3">const</text:span> <text:span text:style-name="T3">int</text:span> analogInPin = A0; <text:s text:c="2"/><text:span text:style-name="T7">// Numéro de la broche à laquelle est connecté la photorésistance</text:span></text:p>
      <text:p text:style-name="P6"><text:span text:style-name="T3">const</text:span> <text:span text:style-name="T3">int</text:span> analogOutPin = <text:span text:style-name="T9">9</text:span>; <text:s text:c="2"/><text:span text:style-name="T7">// Numéro de la broche à laquelle est connectée la LED</text:span></text:p>
      <text:p text:style-name="P2"/>
      <text:p text:style-name="P6"><text:span text:style-name="T3">int</text:span> sensorValue = 0; <text:s text:c="9"/><text:span text:style-name="T7">// Valeur lue sur la photorésistance</text:span></text:p>
      <text:p text:style-name="P6"><text:span text:style-name="T3">int</text:span> outputValue = 0; <text:s text:c="9"/><text:span text:style-name="T7">// Valeur envoyée à la LED</text:span></text:p>
      <text:p text:style-name="P2"/>
      <text:p text:style-name="P6"><text:span text:style-name="T3">void</text:span> <text:span text:style-name="T4">setup</text:span>() {</text:p>
      <text:p text:style-name="P2">  <text:span text:style-name="T8">// Initialise la communication avec l'ordinateur</text:span></text:p>
      <text:p text:style-name="P2">  <text:span text:style-name="T6">Serial</text:span><text:span text:style-name="T2">.</text:span><text:span text:style-name="T5">begin</text:span><text:span text:style-name="T2">(9600);</text:span></text:p>
      <text:p text:style-name="P2">  </text:p>
      <text:p text:style-name="P2">  <text:span text:style-name="T8">// Indique que la broche analogOutPin est une sortie :</text:span></text:p>
      <text:p text:style-name="P2">  <text:span text:style-name="T5">pinMode</text:span><text:span text:style-name="T2">(analogOutPin, </text:span><text:span text:style-name="T10">OUTPUT</text:span><text:span text:style-name="T2">); <text:s text:c="5"/></text:span></text:p>
      <text:p text:style-name="P2">  <text:span text:style-name="T8">// Indique que la broche analogInPin est une entrée :</text:span></text:p>
      <text:p text:style-name="P2">  <text:span text:style-name="T5">pinMode</text:span><text:span text:style-name="T2">(analogInPin, </text:span><text:span text:style-name="T10">INPUT</text:span><text:span text:style-name="T2">); <text:s text:c="4"/></text:span></text:p>
      <text:p text:style-name="P6">}</text:p>
      <text:p text:style-name="P2"/>
      <text:p text:style-name="P6"><text:span text:style-name="T3">void</text:span> <text:span text:style-name="T4">loop</text:span>() {</text:p>
      <text:p text:style-name="P2">  <text:span text:style-name="T8">// lit la valeur de la photorésistance et</text:span></text:p>
      <text:p text:style-name="P2">  <text:span text:style-name="T8">// stocke le résultat dans sensorValue :</text:span></text:p>
      <text:p text:style-name="P2">  <text:span text:style-name="T2">sensorValue = </text:span><text:span text:style-name="T5">analogRead</text:span><text:span text:style-name="T2">(analogInPin); <text:s text:c="11"/></text:span></text:p>
      <text:p text:style-name="P2">  <text:span text:style-name="T8">// change sensorValue vers une intervalle de 0 à 255</text:span></text:p>
      <text:p text:style-name="P2">  <text:span text:style-name="T8">// et stocke le résultat dans outputValue :</text:span></text:p>
      <text:p text:style-name="P2">  <text:span text:style-name="T2">outputValue = </text:span><text:span text:style-name="T5">map</text:span><text:span text:style-name="T2">(sensorValue, 0, 1023, 0, 255); <text:s/></text:span></text:p>
      <text:p text:style-name="P2">  <text:span text:style-name="T8">// envoie de cette nouvelle valeur sur la LED</text:span></text:p>
      <text:p text:style-name="P2">  <text:span text:style-name="T5">analogWrite</text:span><text:span text:style-name="T2">(analogOutPin, outputValue); <text:s text:c="10"/></text:span></text:p>
      <text:p text:style-name="P2"/>
      <text:p text:style-name="P2">  <text:span text:style-name="T8">// envoie tout ça vers l'ordinateur</text:span></text:p>
      <text:p text:style-name="P2">  <text:span text:style-name="T6">Serial</text:span><text:span text:style-name="T2">.</text:span><text:span text:style-name="T5">print</text:span><text:span text:style-name="T2">(</text:span><text:span text:style-name="T10">"sensor = "</text:span><text:span text:style-name="T2"> ); <text:s text:c="22"/></text:span></text:p>
      <text:p text:style-name="P2">  <text:span text:style-name="T6">Serial</text:span><text:span text:style-name="T2">.</text:span><text:span text:style-name="T5">print</text:span><text:span text:style-name="T2">(sensorValue); <text:s text:c="5"/></text:span></text:p>
      <text:p text:style-name="P2">  <text:span text:style-name="T6">Serial</text:span><text:span text:style-name="T2">.</text:span><text:span text:style-name="T5">print</text:span><text:span text:style-name="T2">(</text:span><text:span text:style-name="T10">"\t output = "</text:span><text:span text:style-name="T2">); <text:s text:c="5"/></text:span></text:p>
      <text:p text:style-name="P2">  <text:span text:style-name="T6">Serial</text:span><text:span text:style-name="T2">.</text:span><text:span text:style-name="T5">println</text:span><text:span text:style-name="T2">(outputValue);</text:span>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, Consolas, 'Bitstream Vera Sans Mono', 'Courier New', 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9-11-24T14:41:10.390837993</meta:creation-date>
    <dc:date>2019-11-24T14:43:36.440933870</dc:date>
    <dc:creator>papy56 </dc:creator>
    <meta:editing-duration>PT26S</meta:editing-duration>
    <meta:editing-cycles>3</meta:editing-cycles>
    <meta:generator>LibreOffice/4.2.8.2$Linux_X86_64 LibreOffice_project/420m0$Build-2</meta:generator>
    <meta:printed-by>papy56 </meta:printed-by>
    <meta:print-date>2019-11-24T14:43:23.030545941</meta:print-date>
    <meta:document-statistic meta:table-count="0" meta:image-count="0" meta:object-count="0" meta:page-count="1" meta:paragraph-count="38" meta:word-count="210" meta:character-count="1478" meta:non-whitespace-character-count="1161"/>
  </office:meta>
</office:document-meta>
</file>